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141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4"/>
    <style:style style:name="ce10" style:family="table-cell" style:parent-style-name="Default" style:data-style-name="N4"/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QUINA</text:p>
          </table:table-cell>
          <table:table-cell office:value-type="string" calcext:value-type="string">
            <text:p>PESO</text:p>
          </table:table-cell>
          <table:table-cell table:style-name="ce6" office:value-type="string" calcext:value-type="string">
            <text:p>METRAGEM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$Planilha2.C$11]" office:value-type="float" office:value="1710" calcext:value-type="float">
            <text:p>1.710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$Planilha2.C$11]" office:value-type="float" office:value="912" calcext:value-type="float">
            <text:p>912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$Planilha2.C$14]" office:value-type="float" office:value="2001" calcext:value-type="float">
            <text:p>2.001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$Planilha2.C$7]" office:value-type="float" office:value="1626.4" calcext:value-type="float">
            <text:p>1.626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$Planilha2.C$11]" office:value-type="float" office:value="2375" calcext:value-type="float">
            <text:p>2.375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$Planilha2.C$11]" office:value-type="float" office:value="2413" calcext:value-type="float">
            <text:p>2.413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$Planilha2.C$21]" office:value-type="float" office:value="2054.598" calcext:value-type="float">
            <text:p>2.054,6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$Planilha2.C$17]" office:value-type="float" office:value="1830.24" calcext:value-type="float">
            <text:p>1.830,2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$Planilha2.C$5]" office:value-type="float" office:value="356.55" calcext:value-type="float">
            <text:p>356,55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$Planilha2.C$7]" office:value-type="float" office:value="1990.2" calcext:value-type="float">
            <text:p>1.990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$Planilha2.C$14]" office:value-type="float" office:value="1380" calcext:value-type="float">
            <text:p>1.38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$Planilha2.C$12]" office:value-type="float" office:value="2358.4" calcext:value-type="float">
            <text:p>2.358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$Planilha2.C$12]" office:value-type="float" office:value="1072" calcext:value-type="float">
            <text:p>1.07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$Planilha2.C$7]" office:value-type="float" office:value="385.2" calcext:value-type="float">
            <text:p>385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$Planilha2.C$14]" office:value-type="float" office:value="1035" calcext:value-type="float">
            <text:p>1.03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$Planilha2.C$15]" office:value-type="float" office:value="1656.06" calcext:value-type="float">
            <text:p>1.656,0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$Planilha2.C$14]" office:value-type="float" office:value="2208" calcext:value-type="float">
            <text:p>2.20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$Planilha2.C$14]" office:value-type="float" office:value="2024" calcext:value-type="float">
            <text:p>2.02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$Planilha2.C$19]" office:value-type="float" office:value="3344.4" calcext:value-type="float">
            <text:p>3.344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$Planilha2.C$24]" office:value-type="float" office:value="1446.735" calcext:value-type="float">
            <text:p>1.446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$Planilha2.C$11]" office:value-type="float" office:value="1577" calcext:value-type="float">
            <text:p>1.577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$Planilha2.C$11]" office:value-type="float" office:value="760" calcext:value-type="float">
            <text:p>76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$Planilha2.C$11]" office:value-type="float" office:value="950" calcext:value-type="float">
            <text:p>95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$Planilha2.C$20]" office:value-type="float" office:value="4643.8" calcext:value-type="float">
            <text:p>4.643,8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$Planilha2.C$7]" office:value-type="float" office:value="2311.2" calcext:value-type="float">
            <text:p>2.311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$Planilha2.C$10]" office:value-type="float" office:value="499.2" calcext:value-type="float">
            <text:p>499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$Planilha2.C$17]" office:value-type="float" office:value="1220.16" calcext:value-type="float">
            <text:p>1.220,16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$Planilha2.C$15]" office:value-type="float" office:value="1040.952" calcext:value-type="float">
            <text:p>1.040,95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$Planilha2.C$24]" office:value-type="float" office:value="605.61" calcext:value-type="float">
            <text:p>605,61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$Planilha2.C$21]" office:value-type="float" office:value="1693.35" calcext:value-type="float">
            <text:p>1.693,35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$Planilha2.C$11]" office:value-type="float" office:value="2508" calcext:value-type="float">
            <text:p>2.50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$Planilha2.C$11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$Planilha2.C$11]" office:value-type="float" office:value="1520" calcext:value-type="float">
            <text:p>1.52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$Planilha2.C$7]" office:value-type="float" office:value="3210" calcext:value-type="float">
            <text:p>3.21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$Planilha2.C$7]" office:value-type="float" office:value="1433.8" calcext:value-type="float">
            <text:p>1.433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$Planilha2.C$5]" office:value-type="float" office:value="1925.37" calcext:value-type="float">
            <text:p>1.925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$Planilha2.C$9]" office:value-type="float" office:value="1476" calcext:value-type="float">
            <text:p>1.47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$Planilha2.C$10]" office:value-type="float" office:value="249.6" calcext:value-type="float">
            <text:p>249,6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$Planilha2.C$12]" office:value-type="float" office:value="1822.4" calcext:value-type="float">
            <text:p>1.822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$Planilha2.C$12]" office:value-type="float" office:value="1206" calcext:value-type="float">
            <text:p>1.20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$Planilha2.C$14]" office:value-type="float" office:value="2668" calcext:value-type="float">
            <text:p>2.66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$Planilha2.C$15]" office:value-type="float" office:value="804.372" calcext:value-type="float">
            <text:p>804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$Planilha2.C$20]" office:value-type="float" office:value="4209.8" calcext:value-type="float">
            <text:p>4.209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$Planilha2.C$24]" office:value-type="float" office:value="1453.464" calcext:value-type="float">
            <text:p>1.453,46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$Planilha2.C$6]" office:value-type="float" office:value="430.68" calcext:value-type="float">
            <text:p>430,68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$Planilha2.C$17]" office:value-type="float" office:value="3317.31" calcext:value-type="float">
            <text:p>3.317,31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$Planilha2.C$7]" office:value-type="float" office:value="2568" calcext:value-type="float">
            <text:p>2.56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$Planilha2.C$14]" office:value-type="float" office:value="2300" calcext:value-type="float">
            <text:p>2.30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$Planilha2.C$12]" office:value-type="float" office:value="2385.2" calcext:value-type="float">
            <text:p>2.385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$Planilha2.C$12]" office:value-type="float" office:value="3886" calcext:value-type="float">
            <text:p>3.886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$Planilha2.C$9]" office:value-type="float" office:value="1094.7" calcext:value-type="float">
            <text:p>1.094,7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$Planilha2.C$14]" office:value-type="float" office:value="3220" calcext:value-type="float">
            <text:p>3.22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$Planilha2.C$11]" office:value-type="float" office:value="3230" calcext:value-type="float">
            <text:p>3.23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$Planilha2.C$6]" office:value-type="float" office:value="465.6" calcext:value-type="float">
            <text:p>465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$Planilha2.C$7]" office:value-type="float" office:value="1519.4" calcext:value-type="float">
            <text:p>1.519,4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$Planilha2.C$7]" office:value-type="float" office:value="1177" calcext:value-type="float">
            <text:p>1.177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$Planilha2.C$21]" office:value-type="float" office:value="1919.13" calcext:value-type="float">
            <text:p>1.919,13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$Planilha2.C$21]" office:value-type="float" office:value="1896.552" calcext:value-type="float">
            <text:p>1.896,55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$Planilha2.C$11]" office:value-type="float" office:value="4370" calcext:value-type="float">
            <text:p>4.370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$Planilha2.C$6]" office:value-type="float" office:value="496.64" calcext:value-type="float">
            <text:p>496,64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$Planilha2.C$14]" office:value-type="float" office:value="1794" calcext:value-type="float">
            <text:p>1.794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$Planilha2.C$17]" office:value-type="float" office:value="3813" calcext:value-type="float">
            <text:p>3.813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$Planilha2.C$19]" office:value-type="float" office:value="2675.52" calcext:value-type="float">
            <text:p>2.675,5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$Planilha2.C$7]" office:value-type="float" office:value="2439.6" calcext:value-type="float">
            <text:p>2.439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$Planilha2.C$15]" office:value-type="float" office:value="1514.112" calcext:value-type="float">
            <text:p>1.514,11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$Planilha2.C$14]" office:value-type="float" office:value="2507" calcext:value-type="float">
            <text:p>2.507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$Planilha2.C$13]" office:value-type="float" office:value="2736" calcext:value-type="float">
            <text:p>2.736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$Planilha2.C$12]" office:value-type="float" office:value="2412" calcext:value-type="float">
            <text:p>2.412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$Planilha2.C$11]" office:value-type="float" office:value="1273" calcext:value-type="float">
            <text:p>1.27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$Planilha2.C$7]" office:value-type="float" office:value="1797.6" calcext:value-type="float">
            <text:p>1.797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$Planilha2.C$11]" office:value-type="float" office:value="1995" calcext:value-type="float">
            <text:p>1.99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$Planilha2.C$11]" office:value-type="float" office:value="1558" calcext:value-type="float">
            <text:p>1.55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$Planilha2.C$11]" office:value-type="float" office:value="1653" calcext:value-type="float">
            <text:p>1.65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$Planilha2.C$21]" office:value-type="float" office:value="2009.442" calcext:value-type="float">
            <text:p>2.009,44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$Planilha2.C$10]" office:value-type="float" office:value="2080" calcext:value-type="float">
            <text:p>2.080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$Planilha2.C$24]" office:value-type="float" office:value="1413.09" calcext:value-type="float">
            <text:p>1.413,09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$Planilha2.C$7]" office:value-type="float" office:value="2589.4" calcext:value-type="float">
            <text:p>2.589,4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$Planilha2.C$11]" office:value-type="float" office:value="4560" calcext:value-type="float">
            <text:p>4.56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$Planilha2.C$7]" office:value-type="float" office:value="3466.8" calcext:value-type="float">
            <text:p>3.466,8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$Planilha2.C$11]" office:value-type="float" office:value="4218" calcext:value-type="float">
            <text:p>4.218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$Planilha2.C$24]" office:value-type="float" office:value="2516.646" calcext:value-type="float">
            <text:p>2.516,65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$Planilha2.C$10]" office:value-type="float" office:value="2496" calcext:value-type="float">
            <text:p>2.49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$Planilha2.C$11]" office:value-type="float" office:value="2565" calcext:value-type="float">
            <text:p>2.56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$Planilha2.C$11]" office:value-type="float" office:value="2470" calcext:value-type="float">
            <text:p>2.470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$Planilha2.C$11]" office:value-type="float" office:value="4408" calcext:value-type="float">
            <text:p>4.40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$Planilha2.C$14]" office:value-type="float" office:value="1771" calcext:value-type="float">
            <text:p>1.771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$Planilha2.C$15]" office:value-type="float" office:value="2066.132" calcext:value-type="float">
            <text:p>2.066,13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$Planilha2.C$15]" office:value-type="float" office:value="2444.66" calcext:value-type="float">
            <text:p>2.444,66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$Planilha2.C$14]" office:value-type="float" office:value="3059" calcext:value-type="float">
            <text:p>3.059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$Planilha2.C$21]" office:value-type="float" office:value="1738.506" calcext:value-type="float">
            <text:p>1.738,5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$Planilha2.C$5]" office:value-type="float" office:value="784.41" calcext:value-type="float">
            <text:p>784,4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$Planilha2.C$11]" office:value-type="float" office:value="2166" calcext:value-type="float">
            <text:p>2.16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$Planilha2.C$11]" office:value-type="float" office:value="2204" calcext:value-type="float">
            <text:p>2.204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$Planilha2.C$7]" office:value-type="float" office:value="2332.6" calcext:value-type="float">
            <text:p>2.332,6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$Planilha2.C$9]" office:value-type="float" office:value="959.4" calcext:value-type="float">
            <text:p>959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$Planilha2.C$7]" office:value-type="float" office:value="2161.4" calcext:value-type="float">
            <text:p>2.161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$Planilha2.C$14]" office:value-type="float" office:value="2967" calcext:value-type="float">
            <text:p>2.9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$Planilha2.C$6]" office:value-type="float" office:value="349.2" calcext:value-type="float">
            <text:p>34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$Planilha2.C$17]" office:value-type="float" office:value="2173.41" calcext:value-type="float">
            <text:p>2.173,41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$Planilha2.C$24]" office:value-type="float" office:value="2139.822" calcext:value-type="float">
            <text:p>2.139,82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$Planilha2.C$22]" office:value-type="float" office:value="3714.5" calcext:value-type="float">
            <text:p>3.714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$Planilha2.C$19]" office:value-type="float" office:value="3678.84" calcext:value-type="float">
            <text:p>3.678,8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$Planilha2.C$12]" office:value-type="float" office:value="2974.8" calcext:value-type="float">
            <text:p>2.974,8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$Planilha2.C$6]" office:value-type="float" office:value="333.68" calcext:value-type="float">
            <text:p>333,68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$Planilha2.C$11]" office:value-type="float" office:value="2926" calcext:value-type="float">
            <text:p>2.926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$Planilha2.C$10]" office:value-type="float" office:value="1081.6" calcext:value-type="float">
            <text:p>1.081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$Planilha2.C$12]" office:value-type="float" office:value="2010" calcext:value-type="float">
            <text:p>2.010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$Planilha2.C$11]" office:value-type="float" office:value="2242" calcext:value-type="float">
            <text:p>2.242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$Planilha2.C$15]" office:value-type="float" office:value="1608.744" calcext:value-type="float">
            <text:p>1.608,7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$Planilha2.C$14]" office:value-type="float" office:value="2081.5" calcext:value-type="float">
            <text:p>2.081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$Planilha2.C$9]" office:value-type="float" office:value="811.8" calcext:value-type="float">
            <text:p>811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$Planilha2.C$7]" office:value-type="float" office:value="1904.6" calcext:value-type="float">
            <text:p>1.904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$Planilha2.C$11]" office:value-type="float" office:value="1330" calcext:value-type="float">
            <text:p>1.33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$Planilha2.C$11]" office:value-type="float" office:value="1292" calcext:value-type="float">
            <text:p>1.29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$Planilha2.C$12]" office:value-type="float" office:value="3457.2" calcext:value-type="float">
            <text:p>3.45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$Planilha2.C$17]" office:value-type="float" office:value="3241.05" calcext:value-type="float">
            <text:p>3.241,0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$Planilha2.C$14]" office:value-type="float" office:value="3335" calcext:value-type="float">
            <text:p>3.335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$Planilha2.C$15]" office:value-type="float" office:value="2223.852" calcext:value-type="float">
            <text:p>2.223,8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$Planilha2.C$15]" office:value-type="float" office:value="2365.8" calcext:value-type="float">
            <text:p>2.365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$Planilha2.C$15]" office:value-type="float" office:value="2428.888" calcext:value-type="float">
            <text:p>2.428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$Planilha2.C$7]" office:value-type="float" office:value="2396.8" calcext:value-type="float">
            <text:p>2.396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$Planilha2.C$10]" office:value-type="float" office:value="1414.4" calcext:value-type="float">
            <text:p>1.41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$Planilha2.C$7]" office:value-type="float" office:value="2696.4" calcext:value-type="float">
            <text:p>2.696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$Planilha2.C$12]" office:value-type="float" office:value="1554.4" calcext:value-type="float">
            <text:p>1.55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$Planilha2.C$7]" office:value-type="float" office:value="2910.4" calcext:value-type="float">
            <text:p>2.910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$Planilha2.C$7]" office:value-type="float" office:value="1027.2" calcext:value-type="float">
            <text:p>1.02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$Planilha2.C$5]" office:value-type="float" office:value="1354.89" calcext:value-type="float">
            <text:p>1.354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$Planilha2.C$24]" office:value-type="float" office:value="1614.96" calcext:value-type="float">
            <text:p>1.614,96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$Planilha2.C$15]" office:value-type="float" office:value="1845.324" calcext:value-type="float">
            <text:p>1.845,32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$Planilha2.C$14]" office:value-type="float" office:value="2369" calcext:value-type="float">
            <text:p>2.369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$Planilha2.C$14]" office:value-type="float" office:value="1265" calcext:value-type="float">
            <text:p>1.26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$Planilha2.C$15]" office:value-type="float" office:value="930.548" calcext:value-type="float">
            <text:p>930,5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$Planilha2.C$15]" office:value-type="float" office:value="1529.884" calcext:value-type="float">
            <text:p>1.529,88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$Planilha2.C$17]" office:value-type="float" office:value="2097.15" calcext:value-type="float">
            <text:p>2.097,1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$Planilha2.C$11]" office:value-type="float" office:value="3154" calcext:value-type="float">
            <text:p>3.154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$Planilha2.C$14]" office:value-type="float" office:value="3013" calcext:value-type="float">
            <text:p>3.013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$Planilha2.C$11]" office:value-type="float" office:value="2280" calcext:value-type="float">
            <text:p>2.28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$Planilha2.C$7]" office:value-type="float" office:value="2054.4" calcext:value-type="float">
            <text:p>2.054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$Planilha2.C$7]" office:value-type="float" office:value="1005.8" calcext:value-type="float">
            <text:p>1.005,8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$Planilha2.C$11]" office:value-type="float" office:value="1482" calcext:value-type="float">
            <text:p>1.48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$Planilha2.C$13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$Planilha2.C$12]" office:value-type="float" office:value="1608" calcext:value-type="float">
            <text:p>1.60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$Planilha2.C$14]" office:value-type="float" office:value="3358" calcext:value-type="float">
            <text:p>3.35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$Planilha2.C$15]" office:value-type="float" office:value="1419.48" calcext:value-type="float">
            <text:p>1.419,48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$Planilha2.C$15]" office:value-type="float" office:value="1198.672" calcext:value-type="float">
            <text:p>1.198,67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$Planilha2.C$13]" office:value-type="float" office:value="243.2" calcext:value-type="float">
            <text:p>243,2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$Planilha2.C$7]" office:value-type="float" office:value="342.4" calcext:value-type="float">
            <text:p>342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$Planilha2.C$13]" office:value-type="float" office:value="1565.6" calcext:value-type="float">
            <text:p>1.565,6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$Planilha2.C$12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$Planilha2.C$12]" office:value-type="float" office:value="2438.8" calcext:value-type="float">
            <text:p>2.438,8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$Planilha2.C$7]" office:value-type="float" office:value="984.4" calcext:value-type="float">
            <text:p>984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$Planilha2.C$5]" office:value-type="float" office:value="1592.59" calcext:value-type="float">
            <text:p>1.592,59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$Planilha2.C$11]" office:value-type="float" office:value="1748" calcext:value-type="float">
            <text:p>1.74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$Planilha2.C$11]" office:value-type="float" office:value="1805" calcext:value-type="float">
            <text:p>1.80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$Planilha2.C$21]" office:value-type="float" office:value="1670.772" calcext:value-type="float">
            <text:p>1.670,77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$Planilha2.C$21]" office:value-type="float" office:value="1580.46" calcext:value-type="float">
            <text:p>1.580,46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$Planilha2.C$11]" office:value-type="float" office:value="1235" calcext:value-type="float">
            <text:p>1.23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$Planilha2.C$11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$Planilha2.C$15]" office:value-type="float" office:value="820.144" calcext:value-type="float">
            <text:p>820,14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$Planilha2.C$7]" office:value-type="float" office:value="1861.8" calcext:value-type="float">
            <text:p>1.861,8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$Planilha2.C$14]" office:value-type="float" office:value="2323" calcext:value-type="float">
            <text:p>2.323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$Planilha2.C$6]" office:value-type="float" office:value="73.72" calcext:value-type="float">
            <text:p>73,7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$Planilha2.C$12]" office:value-type="float" office:value="2117.2" calcext:value-type="float">
            <text:p>2.117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$Planilha2.C$7]" office:value-type="float" office:value="2140" calcext:value-type="float">
            <text:p>2.140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$Planilha2.C$13]" office:value-type="float" office:value="471.2" calcext:value-type="float">
            <text:p>471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$Planilha2.C$7]" office:value-type="float" office:value="1198.4" calcext:value-type="float">
            <text:p>1.198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$Planilha2.C$7]" office:value-type="float" office:value="577.8" calcext:value-type="float">
            <text:p>577,8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$Planilha2.C$12]" office:value-type="float" office:value="2224.4" calcext:value-type="float">
            <text:p>2.224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$Planilha2.C$15]" office:value-type="float" office:value="1734.92" calcext:value-type="float">
            <text:p>1.734,9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$Planilha2.C$21]" office:value-type="float" office:value="1873.974" calcext:value-type="float">
            <text:p>1.873,97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$Planilha2.C$21]" office:value-type="float" office:value="1964.286" calcext:value-type="float">
            <text:p>1.964,29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$Planilha2.C$24]" office:value-type="float" office:value="1318.884" calcext:value-type="float">
            <text:p>1.318,88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$Planilha2.C$11]" office:value-type="float" office:value="2793" calcext:value-type="float">
            <text:p>2.793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$Planilha2.C$11]" office:value-type="float" office:value="2755" calcext:value-type="float">
            <text:p>2.75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$Planilha2.C$13]" office:value-type="float" office:value="2052" calcext:value-type="float">
            <text:p>2.052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$Planilha2.C$5]" office:value-type="float" office:value="2115.53" calcext:value-type="float">
            <text:p>2.115,53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$Planilha2.C$9]" office:value-type="float" office:value="528.9" calcext:value-type="float">
            <text:p>528,9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$Planilha2.C$13]" office:value-type="float" office:value="395.2" calcext:value-type="float">
            <text:p>395,2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$Planilha2.C$15]" office:value-type="float" office:value="1104.04" calcext:value-type="float">
            <text:p>1.104,04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$Planilha2.C$15]" office:value-type="float" office:value="1072.496" calcext:value-type="float">
            <text:p>1.072,5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$Planilha2.C$14]" office:value-type="float" office:value="2806" calcext:value-type="float">
            <text:p>2.806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$Planilha2.C$14]" office:value-type="float" office:value="989" calcext:value-type="float">
            <text:p>989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$Planilha2.C$12]" office:value-type="float" office:value="1795.6" calcext:value-type="float">
            <text:p>1.795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$Planilha2.C$12]" office:value-type="float" office:value="1527.6" calcext:value-type="float">
            <text:p>1.527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$Planilha2.C$24]" office:value-type="float" office:value="1749.54" calcext:value-type="float">
            <text:p>1.749,54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$Planilha2.C$21]" office:value-type="float" office:value="2077.176" calcext:value-type="float">
            <text:p>2.077,18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$Planilha2.C$21]" office:value-type="float" office:value="2077.176" calcext:value-type="float">
            <text:p>2.077,18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$Planilha2.C$12]" office:value-type="float" office:value="1313.2" calcext:value-type="float">
            <text:p>1.313,2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$Planilha2.C$13]" office:value-type="float" office:value="456" calcext:value-type="float">
            <text:p>456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$Planilha2.C$17]" office:value-type="float" office:value="2669.1" calcext:value-type="float">
            <text:p>2.669,1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$Planilha2.C$9]" office:value-type="float" office:value="578.1" calcext:value-type="float">
            <text:p>578,1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$Planilha2.C$6]" office:value-type="float" office:value="174.6" calcext:value-type="float">
            <text:p>174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$Planilha2.C$14]" office:value-type="float" office:value="2691" calcext:value-type="float">
            <text:p>2.691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$Planilha2.C$15]" office:value-type="float" office:value="1261.76" calcext:value-type="float">
            <text:p>1.261,7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$Planilha2.C$15]" office:value-type="float" office:value="2255.396" calcext:value-type="float">
            <text:p>2.255,4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$Planilha2.C$7]" office:value-type="float" office:value="1583.6" calcext:value-type="float">
            <text:p>1.583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$Planilha2.C$7]" office:value-type="float" office:value="1819" calcext:value-type="float">
            <text:p>1.819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$Planilha2.C$11]" office:value-type="float" office:value="2071" calcext:value-type="float">
            <text:p>2.071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$Planilha2.C$11]" office:value-type="float" office:value="2090" calcext:value-type="float">
            <text:p>2.090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$Planilha2.C$11]" office:value-type="float" office:value="2337" calcext:value-type="float">
            <text:p>2.337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$Planilha2.C$14]" office:value-type="float" office:value="1840" calcext:value-type="float">
            <text:p>1.840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$Planilha2.C$12]" office:value-type="float" office:value="2706.8" calcext:value-type="float">
            <text:p>2.706,8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$Planilha2.C$13]" office:value-type="float" office:value="425.6" calcext:value-type="float">
            <text:p>425,6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$Planilha2.C$6]" office:value-type="float" office:value="283.24" calcext:value-type="float">
            <text:p>283,24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$Planilha2.C$15]" office:value-type="float" office:value="883.232" calcext:value-type="float">
            <text:p>883,23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$Planilha2.C$15]" office:value-type="float" office:value="962.092" calcext:value-type="float">
            <text:p>962,09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$Planilha2.C$15]" office:value-type="float" office:value="1119.812" calcext:value-type="float">
            <text:p>1.119,81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$Planilha2.C$7]" office:value-type="float" office:value="1754.8" calcext:value-type="float">
            <text:p>1.754,8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$Planilha2.C$12]" office:value-type="float" office:value="2492.4" calcext:value-type="float">
            <text:p>2.492,4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$Planilha2.C$5]" office:value-type="float" office:value="1307.35" calcext:value-type="float">
            <text:p>1.307,35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$Planilha2.C$7]" office:value-type="float" office:value="1883.2" calcext:value-type="float">
            <text:p>1.883,2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$Planilha2.C$7]" office:value-type="float" office:value="1134.2" calcext:value-type="float">
            <text:p>1.134,2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$Planilha2.C$11]" office:value-type="float" office:value="1919" calcext:value-type="float">
            <text:p>1.919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$Planilha2.C$21]" office:value-type="float" office:value="2122.332" calcext:value-type="float">
            <text:p>2.122,33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$Planilha2.C$21]" office:value-type="float" office:value="2144.91" calcext:value-type="float">
            <text:p>2.144,91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$Planilha2.C$6]" office:value-type="float" office:value="368.6" calcext:value-type="float">
            <text:p>368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$Planilha2.C$6]" office:value-type="float" office:value="368.6" calcext:value-type="float">
            <text:p>368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$Planilha2.C$7]" office:value-type="float" office:value="920.2" calcext:value-type="float">
            <text:p>920,2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$Planilha2.C$7]" office:value-type="float" office:value="1348.2" calcext:value-type="float">
            <text:p>1.348,2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$Planilha2.C$13]" office:value-type="float" office:value="228" calcext:value-type="float">
            <text:p>228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$Planilha2.C$12]" office:value-type="float" office:value="1688.4" calcext:value-type="float">
            <text:p>1.688,4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$Planilha2.C$15]" office:value-type="float" office:value="899.004" calcext:value-type="float">
            <text:p>899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$Planilha2.C$9]" office:value-type="float" office:value="848.7" calcext:value-type="float">
            <text:p>848,7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$Planilha2.C$15]" office:value-type="float" office:value="1277.532" calcext:value-type="float">
            <text:p>1.277,53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$Planilha2.C$14]" office:value-type="float" office:value="1081" calcext:value-type="float">
            <text:p>1.081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$Planilha2.C$6]" office:value-type="float" office:value="279.36" calcext:value-type="float">
            <text:p>279,36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$Planilha2.C$6]" office:value-type="float" office:value="450.08" calcext:value-type="float">
            <text:p>450,08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$Planilha2.C$7]" office:value-type="float" office:value="1241.2" calcext:value-type="float">
            <text:p>1.241,2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$Planilha2.C$15]" office:value-type="float" office:value="1104.04" calcext:value-type="float">
            <text:p>1.104,04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$Planilha2.C$12]" office:value-type="float" office:value="3618" calcext:value-type="float">
            <text:p>3.618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$Planilha2.C$14]" office:value-type="float" office:value="2277" calcext:value-type="float">
            <text:p>2.277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$Planilha2.C$17]" office:value-type="float" office:value="1868.37" calcext:value-type="float">
            <text:p>1.868,37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$Planilha2.C$12]" office:value-type="float" office:value="2224.4" calcext:value-type="float">
            <text:p>2.224,4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$Planilha2.C$6]" office:value-type="float" office:value="306.52" calcext:value-type="float">
            <text:p>306,52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$Planilha2.C$14]" office:value-type="float" office:value="1909" calcext:value-type="float">
            <text:p>1.909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$Planilha2.C$12]" office:value-type="float" office:value="1474" calcext:value-type="float">
            <text:p>1.474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$Planilha2.C$6]" office:value-type="float" office:value="450.08" calcext:value-type="float">
            <text:p>450,08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$Planilha2.C$6]" office:value-type="float" office:value="620.8" calcext:value-type="float">
            <text:p>620,8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$Planilha2.C$12]" office:value-type="float" office:value="1742" calcext:value-type="float">
            <text:p>1.742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NEW CONF 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$Planilha2.C$24]" office:value-type="float" office:value="1951.41" calcext:value-type="float">
            <text:p>1.951,41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$Planilha2.C$6]" office:value-type="float" office:value="395.76" calcext:value-type="float">
            <text:p>395,76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$Planilha2.C$6]" office:value-type="float" office:value="399.64" calcext:value-type="float">
            <text:p>399,64</text:p>
          </table:table-cell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$Planilha2.C$7]" office:value-type="float" office:value="1305.4" calcext:value-type="float">
            <text:p>1.305,40</text:p>
          </table:table-cell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$Planilha2.C$13]" office:value-type="float" office:value="653.6" calcext:value-type="float">
            <text:p>653,60</text:p>
          </table:table-cell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$Planilha2.C$14]" office:value-type="float" office:value="1656" calcext:value-type="float">
            <text:p>1.656,00</text:p>
          </table:table-cell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$Planilha2.C$6]" office:value-type="float" office:value="384.12" calcext:value-type="float">
            <text:p>384,12</text:p>
          </table:table-cell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$Planilha2.C$6]" office:value-type="float" office:value="376.36" calcext:value-type="float">
            <text:p>376,36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$Planilha2.C$12]" office:value-type="float" office:value="2787.2" calcext:value-type="float">
            <text:p>2.787,20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$Planilha2.C$15]" office:value-type="float" office:value="1466.796" calcext:value-type="float">
            <text:p>1.466,80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$Planilha2.C$15]" office:value-type="float" office:value="1656.06" calcext:value-type="float">
            <text:p>1.656,06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$Planilha2.C$15]" office:value-type="float" office:value="1734.92" calcext:value-type="float">
            <text:p>1.734,92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$Planilha2.C$9]" office:value-type="float" office:value="922.5" calcext:value-type="float">
            <text:p>922,50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office:value-type="float" office:value="1742" calcext:value-type="float">
            <text:p>1.742,00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$Planilha2.C$6]" office:value-type="float" office:value="364.72" calcext:value-type="float">
            <text:p>364,72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$Planilha2.C$14]" office:value-type="float" office:value="1265" calcext:value-type="float">
            <text:p>1.265,00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$Planilha2.C$7]" office:value-type="float" office:value="2140" calcext:value-type="float">
            <text:p>2.140,00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office:value-type="float" office:value="1742" calcext:value-type="float">
            <text:p>1.742,00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$Planilha2.C$7]" office:value-type="float" office:value="2268.4" calcext:value-type="float">
            <text:p>2.268,40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$Planilha2.C$6]" office:value-type="float" office:value="399.64" calcext:value-type="float">
            <text:p>399,64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$Planilha2.C$6]" office:value-type="float" office:value="399.64" calcext:value-type="float">
            <text:p>399,64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$Planilha2.C$6]" office:value-type="float" office:value="364.72" calcext:value-type="float">
            <text:p>364,72</text:p>
          </table:table-cell>
        </table:table-row>
        <table:table-row table:style-name="ro1">
          <table:table-cell table:style-name="ce8"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$Planilha2.C$6]" office:value-type="float" office:value="372.48" calcext:value-type="float">
            <text:p>372,48</text:p>
          </table:table-cell>
        </table:table-row>
        <table:table-row table:style-name="ro1">
          <table:table-cell table:style-name="ce8"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$Planilha2.C$18]" office:value-type="float" office:value="1770.2" calcext:value-type="float">
            <text:p>1.770,20</text:p>
          </table:table-cell>
        </table:table-row>
        <table:table-row table:style-name="ro1">
          <table:table-cell table:style-name="ce8"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$Planilha2.C$6]" office:value-type="float" office:value="337.56" calcext:value-type="float">
            <text:p>337,56</text:p>
          </table:table-cell>
        </table:table-row>
        <table:table-row table:style-name="ro1">
          <table:table-cell table:style-name="ce8"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$Planilha2.C$6]" office:value-type="float" office:value="349.2" calcext:value-type="float">
            <text:p>349,20</text:p>
          </table:table-cell>
        </table:table-row>
        <table:table-row table:style-name="ro1">
          <table:table-cell table:style-name="ce8"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$Planilha2.C$6]" office:value-type="float" office:value="446.2" calcext:value-type="float">
            <text:p>446,20</text:p>
          </table:table-cell>
        </table:table-row>
        <table:table-row table:style-name="ro1">
          <table:table-cell table:style-name="ce8"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$Planilha2.C$6]" office:value-type="float" office:value="434.56" calcext:value-type="float">
            <text:p>434,56</text:p>
          </table:table-cell>
        </table:table-row>
        <table:table-row table:style-name="ro1">
          <table:table-cell table:style-name="ce8"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$Planilha2.C$7]" office:value-type="float" office:value="2140" calcext:value-type="float">
            <text:p>2.140,00</text:p>
          </table:table-cell>
        </table:table-row>
        <table:table-row table:style-name="ro1">
          <table:table-cell table:style-name="ce8"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$Planilha2.C$9]" office:value-type="float" office:value="1143.9" calcext:value-type="float">
            <text:p>1.143,90</text:p>
          </table:table-cell>
        </table:table-row>
        <table:table-row table:style-name="ro1">
          <table:table-cell table:style-name="ce8"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$Planilha2.C$15]" office:value-type="float" office:value="1056.724" calcext:value-type="float">
            <text:p>1.056,72</text:p>
          </table:table-cell>
        </table:table-row>
        <table:table-row table:style-name="ro1">
          <table:table-cell table:style-name="ce8"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office:value-type="float" office:value="1742" calcext:value-type="float">
            <text:p>1.742,00</text:p>
          </table:table-cell>
        </table:table-row>
        <table:table-row table:style-name="ro1">
          <table:table-cell table:style-name="ce8"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office:value-type="float" office:value="1742" calcext:value-type="float">
            <text:p>1.742,00</text:p>
          </table:table-cell>
        </table:table-row>
        <table:table-row table:style-name="ro1">
          <table:table-cell table:style-name="ce8" office:value-type="date" office:date-value="2023-12-11" calcext:value-type="date">
            <text:p>11/12/23</text:p>
          </table:table-cell>
          <table:table-cell table:number-columns-repeated="4"/>
        </table:table-row>
        <table:table-row table:style-name="ro1" table:number-rows-repeated="10481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6" table:default-cell-style-name="ce13"/>
        <table:table-column table:style-name="co1" table:default-cell-style-name="Default"/>
        <table:table-column table:style-name="co7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GO</text:p>
          </table:table-cell>
          <table:table-cell office:value-type="string" calcext:value-type="string">
            <text:p>RENDIME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ÓS18</text:p>
          </table:table-cell>
          <table:table-cell office:value-type="float" office:value="118.85" calcext:value-type="float">
            <text:p>118,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CEL 40</text:p>
          </table:table-cell>
          <table:table-cell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</table:table-row>
        <table:table-row table:style-name="ro1">
          <table:table-cell/>
          <table:table-cell office:value-type="string" calcext:value-type="string">
            <text:p>BELLES 1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</table:table-row>
        <table:table-row table:style-name="ro1">
          <table:table-cell/>
          <table:table-cell office:value-type="string" calcext:value-type="string">
            <text:p>MONE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LLES 2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</table:table-row>
        <table:table-row table:style-name="ro1">
          <table:table-cell/>
          <table:table-cell office:value-type="string" calcext:value-type="string">
            <text:p>BALI 16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</table:table-row>
        <table:table-row table:style-name="ro1">
          <table:table-cell/>
          <table:table-cell office:value-type="string" calcext:value-type="string">
            <text:p>STILED 10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3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8</text:p>
          </table:table-cell>
          <table:table-cell office:value-type="float" office:value="78.86" calcext:value-type="float">
            <text:p>78,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TIM</text:p>
          </table:table-cell>
          <table:table-cell office:value-type="float" office:value="1176.46" calcext:value-type="float">
            <text:p>1176,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RA CANAL</text:p>
          </table:table-cell>
          <table:table-cell office:value-type="float" office:value="190.65" calcext:value-type="float">
            <text:p>190,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PE</text:p>
          </table:table-cell>
          <table:table-cell office:value-type="float" office:value="354.04" calcext:value-type="float">
            <text:p>354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 LYCRA</text:p>
          </table:table-cell>
          <table:table-cell office:value-type="float" office:value="334.44" calcext:value-type="float">
            <text:p>334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 LYCRA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float" office:value="225.78" calcext:value-type="float">
            <text:p>225,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IN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YNNET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CONFORT</text:p>
          </table:table-cell>
          <table:table-cell office:value-type="float" office:value="67.29" calcext:value-type="float">
            <text:p>67,29</text:p>
          </table:table-cell>
          <table:table-cell table:number-columns-repeated="2"/>
        </table:table-row>
      </table:table>
      <table:table table:name="Planilha3" table:style-name="ta1">
        <table:table-column table:style-name="co1" table:default-cell-style-name="Default"/>
        <table:table-column table:style-name="co1" table:number-columns-repeated="2" table:default-cell-style-name="ce14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REÇO M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55.87" calcext:value-type="float">
            <text:p>55,87</text:p>
          </table:table-cell>
        </table:table-row>
        <table:table-row table:style-name="ro1">
          <table:table-cell/>
          <table:table-cell office:value-type="string" calcext:value-type="string">
            <text:p>NVDA</text:p>
          </table:table-cell>
          <table:table-cell office:value-type="float" office:value="179.56" calcext:value-type="float">
            <text:p>179,56</text:p>
          </table:table-cell>
        </table:table-row>
        <table:table-row table:style-name="ro1">
          <table:table-cell/>
          <table:table-cell office:value-type="string" calcext:value-type="string">
            <text:p>FRCB</text:p>
          </table:table-cell>
          <table:table-cell office:value-type="float" office:value="23.25" calcext:value-type="float">
            <text:p>23,25</text:p>
          </table:table-cell>
        </table:table-row>
        <table:table-row table:style-name="ro1">
          <table:table-cell/>
          <table:table-cell office:value-type="string" calcext:value-type="string">
            <text:p>MMM</text:p>
          </table:table-cell>
          <table:table-cell office:value-type="float" office:value="109.67" calcext:value-type="float">
            <text:p>109,67</text:p>
          </table:table-cell>
        </table:table-row>
        <table:table-row table:style-name="ro1">
          <table:table-cell/>
          <table:table-cell office:value-type="string" calcext:value-type="string">
            <text:p>PBR</text:p>
          </table:table-cell>
          <table:table-cell office:value-type="float" office:value="10.84" calcext:value-type="float">
            <text:p>10,84</text:p>
          </table:table-cell>
        </table:table-row>
        <table:table-row table:style-name="ro1">
          <table:table-cell/>
          <table:table-cell office:value-type="string" calcext:value-type="string">
            <text:p>ELMD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/>
          <table:table-cell office:value-type="string" calcext:value-type="string">
            <text:p>STAG</text:p>
          </table:table-cell>
          <table:table-cell office:value-type="float" office:value="34.27" calcext:value-type="float">
            <text:p>34,27</text:p>
          </table:table-cell>
        </table:table-row>
        <table:table-row table:style-name="ro1">
          <table:table-cell/>
          <table:table-cell office:value-type="string" calcext:value-type="string">
            <text:p>SHBI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NT</text:p>
          </table:table-cell>
          <table:table-cell office:value-type="float" office:value="36.37" calcext:value-type="float">
            <text:p>36,37</text:p>
          </table:table-cell>
        </table:table-row>
      </table:table>
      <table:named-expressions/>
      <table:database-ranges>
        <table:database-range table:name="__Anonymous_Sheet_DB__0" table:target-range-address="Planilha1.A1:Planilha1.E40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3:15:11.505000000</meta:creation-date>
    <meta:generator>LibreOffice/7.4.1.2$Windows_X86_64 LibreOffice_project/3c58a8f3a960df8bc8fd77b461821e42c061c5f0</meta:generator>
    <dc:date>2023-12-11T12:12:51.357000000</dc:date>
    <meta:editing-duration>P4DT16H20M5S</meta:editing-duration>
    <meta:editing-cycles>85</meta:editing-cycles>
    <meta:document-statistic meta:table-count="3" meta:cell-count="2252" meta:object-count="0"/>
  </office:meta>
</office:document-meta>
</file>